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int</text:title></text:p>
      <text:p text:style-name="OrgTitle"/>
      <text:p text:style-name="OrgSubtitle"><text:initial-creator>Hadrien KLOTZ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f0109e">1. Dents jaunes</text:a></text:p>
        </text:index-body>
      </text:table-of-content>
      <text:h text:style-name="Heading_20_1" text:outline-level="1" text:is-list-header="false">
<text:bookmark-start text:name="OrgXref.org5f0109e"/>
<text:bookmark text:name="org5f0109e"/>Dents jaunes
<text:bookmark-end text:name="OrgXref.org5f0109e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adrien KLOTZ</dc:creator>
    <meta:initial-creator>Hadrien KLOTZ</meta:initial-creator>
    <dc:date>2023-12-23T21:35:37</dc:date>
    <meta:creation-date>2023-12-23T21:35:37</meta:creation-date>
    <meta:generator>Emacs 29.1 (Org mode 9.7)</meta:generator>
    <meta:keyword/>
    <dc:subject/>
    <dc:title>Print</dc:title>
  </office:meta>
</office:document-meta>
</file>